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98bb" officeooo:paragraph-rsid="000698bb"/>
    </style:style>
    <style:style style:name="P2" style:family="paragraph" style:parent-style-name="Standard">
      <style:paragraph-properties fo:text-align="center" style:justify-single-word="false"/>
      <style:text-properties officeooo:rsid="000698bb" officeooo:paragraph-rsid="000698bb"/>
    </style:style>
    <style:style style:name="P3" style:family="paragraph" style:parent-style-name="Standard">
      <style:text-properties fo:font-style="italic" officeooo:rsid="000698bb" officeooo:paragraph-rsid="000698bb" style:font-style-asian="italic" style:font-style-complex="italic"/>
    </style:style>
    <style:style style:name="P4" style:family="paragraph" style:parent-style-name="Standard">
      <style:text-properties officeooo:rsid="0006ef47" officeooo:paragraph-rsid="0006ef47"/>
    </style:style>
    <style:style style:name="P5" style:family="paragraph" style:parent-style-name="Standard">
      <style:text-properties officeooo:rsid="0006ef47" officeooo:paragraph-rsid="0008a6d3"/>
    </style:style>
    <style:style style:name="P6" style:family="paragraph" style:parent-style-name="Standard">
      <style:text-properties officeooo:rsid="000887c2" officeooo:paragraph-rsid="0006ef47"/>
    </style:style>
    <style:style style:name="P7" style:family="paragraph" style:parent-style-name="Standard">
      <style:text-properties officeooo:rsid="000887c2" officeooo:paragraph-rsid="0008a6d3"/>
    </style:style>
    <style:style style:name="T1" style:family="text">
      <style:text-properties style:text-position="super 58%" officeooo:rsid="0008a6d3"/>
    </style:style>
    <style:style style:name="T2" style:family="text">
      <style:text-properties officeooo:rsid="000887c2"/>
    </style:style>
    <style:style style:name="T3" style:family="text">
      <style:text-properties officeooo:rsid="0008a6d3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8a6d3"/>
    </style:style>
    <style:style style:name="T6" style:family="text">
      <style:text-properties officeooo:rsid="0009b6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ymmetric Paths of Matrices</text:p>
      <text:p text:style-name="P2">by Sven Nilsen, 2020</text:p>
      <text:p text:style-name="P1"/>
      <text:p text:style-name="P3">In this paper I explain how to present symmetric paths as linear algebra equations.</text:p>
      <text:p text:style-name="P1"/>
      <text:p text:style-name="P1">A matrix is a table of numbers that also serves as a single argument function for vectors.</text:p>
      <text:p text:style-name="P1"/>
      <text:p text:style-name="P1"><text:tab/>matrix : vector → vector</text:p>
      <text:p text:style-name="P1"/>
      <text:p text:style-name="P1">A matrix can also be thought of as a transformation of other matrices,<text:line-break/>where column vectors in the input matrix gets transformed into row vectors in the output matrix.</text:p>
      <text:p text:style-name="P1"/>
      <text:p text:style-name="P1"><text:tab/>matrix : matrix → matrix</text:p>
      <text:p text:style-name="P1"/>
      <text:p text:style-name="P4">Therefore, a matrix can be thought of as a function in more than one way.</text:p>
      <text:p text:style-name="P4">However, <text:span text:style-name="T6">a matrix</text:span> is a single argument function in both cases of vectors and matrices.</text:p>
      <text:p text:style-name="P4"/>
      <text:p text:style-name="P4">In mathematics, it is common to use a big letter for matrices, but small letters for functions.</text:p>
      <text:p text:style-name="P4">Since this can be a bit confusing, I will use small letters <text:span text:style-name="T6">for easier translation</text:span> <text:span text:style-name="T6">from </text:span>path semantics.</text:p>
      <text:p text:style-name="P4"/>
      <text:p text:style-name="P4"><text:tab/>f : matrix</text:p>
      <text:p text:style-name="P4"><text:tab/>g : matrix</text:p>
      <text:p text:style-name="P4"><text:tab/>h : matrix</text:p>
      <text:p text:style-name="P4"><text:tab/><text:span text:style-name="T2">id = I<text:tab/><text:tab/><text:tab/>The identity matrix is named `id`</text:span></text:p>
      <text:p text:style-name="P4"/>
      <text:p text:style-name="P4">A symmetric path <text:span text:style-name="T3">of a single argument function </text:span>is the following <text:span text:style-name="T3">two laws</text:span>:</text:p>
      <text:p text:style-name="P4"/>
      <text:p text:style-name="P5"><text:tab/>f[g] &lt;=&gt; h<text:tab/><text:tab/>g · f <text:span text:style-name="T3">&lt;</text:span>=<text:span text:style-name="T3">&gt;</text:span> h · <text:span text:style-name="T2">g</text:span></text:p>
      <text:p text:style-name="P4"/>
      <text:p text:style-name="P4">However, for matrices in particular, one can switch `&lt;=&gt;` with an equal sign:</text:p>
      <text:p text:style-name="P4"/>
      <text:p text:style-name="P5"><text:tab/>f[g] = h<text:tab/><text:tab/>g · f = h · <text:span text:style-name="T2">g</text:span></text:p>
      <text:p text:style-name="P4"/>
      <text:p text:style-name="P7">Where `·` is matrix multiplication.</text:p>
      <text:p text:style-name="P4"/>
      <text:p text:style-name="P4"><text:span text:style-name="T3">If `g` is invertible, one can compute the symmetric path of `f` by `g` directly</text:span>:</text:p>
      <text:p text:style-name="P4"/>
      <text:p text:style-name="P5"><text:tab/>g · f · <text:span text:style-name="T3">g</text:span><text:span text:style-name="T1">-1</text:span> = h · <text:span text:style-name="T2">g </text:span>· <text:span text:style-name="T3">g</text:span><text:span text:style-name="T1">-1</text:span></text:p>
      <text:p text:style-name="P5"><text:tab/>g · f · <text:span text:style-name="T3">g</text:span><text:span text:style-name="T1">-1</text:span> = h · <text:span text:style-name="T5">id</text:span></text:p>
      <text:p text:style-name="P5"><text:span text:style-name="T5"><text:tab/></text:span><text:span text:style-name="T4">g · f · </text:span><text:span text:style-name="T5">g</text:span><text:span text:style-name="T1">-1</text:span><text:span text:style-name="T4"> = h</text:span></text:p>
      <text:p text:style-name="P5"><text:span text:style-name="T4"><text:tab/></text:span><text:span text:style-name="T5">f[g] = </text:span><text:span text:style-name="T4">g · f · </text:span><text:span text:style-name="T5">g</text:span><text:span text:style-name="T1">-1</text:span><text:span text:style-name="T4"> = h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2:26:57.081801000</meta:creation-date>
    <dc:date>2020-04-16T13:15:30.837900000</dc:date>
    <meta:editing-duration>PT6M42S</meta:editing-duration>
    <meta:editing-cycles>1</meta:editing-cycles>
    <meta:document-statistic meta:table-count="0" meta:image-count="0" meta:object-count="0" meta:page-count="1" meta:paragraph-count="25" meta:word-count="263" meta:character-count="1273" meta:non-whitespace-character-count="1019"/>
    <meta:generator>LibreOffice/5.1.2.2$MacOSX_X86_64 LibreOffice_project/d3bf12ecb743fc0d20e0be0c58ca359301eb705f</meta:generator>
  </office:meta>
</office:document-meta>
</file>